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15.999cm" svg:height="8.999cm" svg:x="4.617cm" svg:y="0.1cm">
            <draw:object draw:notify-on-update-of-ranges="Arkusz1.A2:Arkusz1.A21 Arkusz1.B1:Arkusz1.B1 Arkusz1.B2:Arkusz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5.863cm" svg:y="9.978cm">
            <draw:object draw:notify-on-update-of-ranges="Arkusz1.A24:Arkusz1.A123 Arkusz1.B23:Arkusz1.B23 Arkusz1.B24:Arkusz1.B1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%mPb</text:p>
          </table:table-cell>
          <table:table-cell office:value-type="string" calcext:value-type="string">
            <text:p>N(n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236" calcext:value-type="float">
            <text:p>142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374" calcext:value-type="float">
            <text:p>143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77" calcext:value-type="float">
            <text:p>143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68" calcext:value-type="float">
            <text:p>143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311" calcext:value-type="float">
            <text:p>143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380" calcext:value-type="float">
            <text:p>143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370" calcext:value-type="float">
            <text:p>143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379" calcext:value-type="float">
            <text:p>143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380" calcext:value-type="float">
            <text:p>143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121" calcext:value-type="float">
            <text:p>141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239" calcext:value-type="float">
            <text:p>142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374" calcext:value-type="float">
            <text:p>143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363" calcext:value-type="float">
            <text:p>143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182" calcext:value-type="float">
            <text:p>141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202" calcext:value-type="float">
            <text:p>142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379" calcext:value-type="float">
            <text:p>143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378" calcext:value-type="float">
            <text:p>1437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%m Pb</text:p>
          </table:table-cell>
          <table:table-cell office:value-type="string" calcext:value-type="string">
            <text:p>N(n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02" calcext:value-type="float">
            <text:p>13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11" calcext:value-type="float">
            <text:p>136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83" calcext:value-type="float">
            <text:p>13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47" calcext:value-type="float">
            <text:p>133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56" calcext:value-type="float">
            <text:p>13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36" calcext:value-type="float">
            <text:p>132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584" calcext:value-type="float">
            <text:p>135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55" calcext:value-type="float">
            <text:p>134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59" calcext:value-type="float">
            <text:p>13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2" calcext:value-type="float">
            <text:p>135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56" calcext:value-type="float">
            <text:p>134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38" calcext:value-type="float">
            <text:p>134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296" calcext:value-type="float">
            <text:p>132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246" calcext:value-type="float">
            <text:p>132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507" calcext:value-type="float">
            <text:p>135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593" calcext:value-type="float">
            <text:p>135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599" calcext:value-type="float">
            <text:p>135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127" calcext:value-type="float">
            <text:p>131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986" calcext:value-type="float">
            <text:p>12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296" calcext:value-type="float">
            <text:p>132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784" calcext:value-type="float">
            <text:p>137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766" calcext:value-type="float">
            <text:p>137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833" calcext:value-type="float">
            <text:p>138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767" calcext:value-type="float">
            <text:p>137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790" calcext:value-type="float">
            <text:p>137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753" calcext:value-type="float">
            <text:p>137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758" calcext:value-type="float">
            <text:p>137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766" calcext:value-type="float">
            <text:p>137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778" calcext:value-type="float">
            <text:p>137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772" calcext:value-type="float">
            <text:p>137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616" calcext:value-type="float">
            <text:p>136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765" calcext:value-type="float">
            <text:p>137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768" calcext:value-type="float">
            <text:p>137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863" calcext:value-type="float">
            <text:p>138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789" calcext:value-type="float">
            <text:p>137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241" calcext:value-type="float">
            <text:p>132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768" calcext:value-type="float">
            <text:p>137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766" calcext:value-type="float">
            <text:p>137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763" calcext:value-type="float">
            <text:p>137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784" calcext:value-type="float">
            <text:p>137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747" calcext:value-type="float">
            <text:p>137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767" calcext:value-type="float">
            <text:p>137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765" calcext:value-type="float">
            <text:p>137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628" calcext:value-type="float">
            <text:p>136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779" calcext:value-type="float">
            <text:p>137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795" calcext:value-type="float">
            <text:p>137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795" calcext:value-type="float">
            <text:p>137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789" calcext:value-type="float">
            <text:p>137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766" calcext:value-type="float">
            <text:p>137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929" calcext:value-type="float">
            <text:p>139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221" calcext:value-type="float">
            <text:p>142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952" calcext:value-type="float">
            <text:p>139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46" calcext:value-type="float">
            <text:p>139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200" calcext:value-type="float">
            <text:p>142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220" calcext:value-type="float">
            <text:p>142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166" calcext:value-type="float">
            <text:p>141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190" calcext:value-type="float">
            <text:p>141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826" calcext:value-type="float">
            <text:p>138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211" calcext:value-type="float">
            <text:p>142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064" calcext:value-type="float">
            <text:p>140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931" calcext:value-type="float">
            <text:p>139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903" calcext:value-type="float">
            <text:p>139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940" calcext:value-type="float">
            <text:p>139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964" calcext:value-type="float">
            <text:p>139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220" calcext:value-type="float">
            <text:p>142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231" calcext:value-type="float">
            <text:p>142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940" calcext:value-type="float">
            <text:p>139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976" calcext:value-type="float">
            <text:p>139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98" calcext:value-type="float">
            <text:p>140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946" calcext:value-type="float">
            <text:p>139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187" calcext:value-type="float">
            <text:p>141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918" calcext:value-type="float">
            <text:p>139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220" calcext:value-type="float">
            <text:p>142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227" calcext:value-type="float">
            <text:p>142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301" calcext:value-type="float">
            <text:p>143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54" calcext:value-type="float">
            <text:p>141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72" calcext:value-type="float">
            <text:p>143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134" calcext:value-type="float">
            <text:p>141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3" calcext:value-type="float">
            <text:p>144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303" calcext:value-type="float">
            <text:p>143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9" calcext:value-type="float">
            <text:p>144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6" calcext:value-type="float">
            <text:p>144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122" calcext:value-type="float">
            <text:p>141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0" calcext:value-type="float">
            <text:p>144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4" calcext:value-type="float">
            <text:p>144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144" calcext:value-type="float">
            <text:p>141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143" calcext:value-type="float">
            <text:p>141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391" calcext:value-type="float">
            <text:p>143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191" calcext:value-type="float">
            <text:p>141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189" calcext:value-type="float">
            <text:p>141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356" calcext:value-type="float">
            <text:p>143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45" calcext:value-type="float">
            <text:p>144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153" calcext:value-type="float">
            <text:p>141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6" calcext:value-type="float">
            <text:p>144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18" calcext:value-type="float">
            <text:p>144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146" calcext:value-type="float">
            <text:p>141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098" calcext:value-type="float">
            <text:p>140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" calcext:value-type="float">
            <text:p>144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47" calcext:value-type="float">
            <text:p>14447</text:p>
          </table:table-cell>
        </table:table-row>
      </table:table>
      <table:named-expressions/>
      <table:database-ranges>
        <table:database-range table:name="__Anonymous_Sheet_DB__0" table:target-range-address="Arkusz1.A99:Arkusz1.C1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1:33:53.228297324</meta:creation-date>
    <dc:date>2024-03-10T23:31:06.724836887</dc:date>
    <meta:editing-duration>PT10M21S</meta:editing-duration>
    <meta:editing-cycles>5</meta:editing-cycles>
    <meta:generator>LibreOffice/7.3.7.2$Linux_X86_64 LibreOffice_project/30$Build-2</meta:generator>
    <meta:document-statistic meta:table-count="1" meta:cell-count="24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76cm" svg:y="0.316cm" chart:style-name="ch2">
          <text:p>Zależność liczby neutronów od % zawartości m Pb</text:p>
        </chart:title>
        <chart:subtitle svg:x="6.17cm" svg:y="1.275cm" chart:style-name="ch3">
          <text:p>p=10Gev/C L=45cm</text:p>
        </chart:subtitle>
        <chart:legend chart:legend-position="end" svg:x="14.021cm" svg:y="4.201cm" style:legend-expansion="high" chart:style-name="ch4"/>
        <chart:plot-area chart:style-name="ch5" table:cell-range-address="Arkusz1.A2:Arkusz1.B21 Arkusz1.B1:Arkusz1.B1" chart:data-source-has-labels="row" svg:x="1.331cm" svg:y="2.138cm" svg:width="12.37cm" svg:height="5.701cm">
          <chart:coordinate-region svg:x="2.508cm" svg:y="2.337cm" svg:width="10.914cm" svg:height="4.855cm"/>
          <chart:axis chart:dimension="x" chart:name="primary-x" chart:style-name="ch6">
            <chart:title svg:x="7.115cm" svg:y="8.019cm" chart:style-name="ch7">
              <text:p>%Pb</text:p>
            </chart:title>
          </chart:axis>
          <chart:axis chart:dimension="y" chart:name="primary-y" chart:style-name="ch6">
            <chart:title svg:x="0.451cm" svg:y="5.363cm" chart:style-name="ch8">
              <text:p>N(n)</text:p>
            </chart:title>
            <chart:grid chart:style-name="ch9" chart:class="major"/>
          </chart:axis>
          <chart:series chart:style-name="ch10" chart:values-cell-range-address="Arkusz1.B2:Arkusz1.B21" chart:label-cell-address="Arkusz1.B1:Arkusz1.B1" chart:class="chart:scatter">
            <chart:domain table:cell-range-address="Arkusz1.A2:Arkusz1.A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(n)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2:Arkusz1.A21</svg:desc>
                </draw:g>
              </table:table-cell>
              <table:table-cell office:value-type="float" office:value="14236">
                <text:p>14236</text:p>
                <draw:g>
                  <svg:desc>Arkusz1.B2:Arkusz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4374">
                <text:p>14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4377">
                <text:p>14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4368">
                <text:p>14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4311">
                <text:p>14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4380">
                <text:p>143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4370">
                <text:p>143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3600">
                <text:p>13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4150">
                <text:p>141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4379">
                <text:p>14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4380">
                <text:p>143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4121">
                <text:p>14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4239">
                <text:p>14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4374">
                <text:p>14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4363">
                <text:p>143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4182">
                <text:p>14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4202">
                <text:p>14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4379">
                <text:p>14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4378">
                <text:p>14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19cm" svg:y="0.316cm" chart:style-name="ch2">
          <text:p>Zależność liczby neutronów od % zawartości masy Pb</text:p>
        </chart:title>
        <chart:subtitle svg:x="5.72cm" svg:y="1.275cm" chart:style-name="ch3">
          <text:p>p=10GeV/c L=45cm PbBi</text:p>
        </chart:subtitle>
        <chart:legend chart:legend-position="end" svg:x="14.021cm" svg:y="4.201cm" style:legend-expansion="high" chart:style-name="ch4"/>
        <chart:plot-area chart:style-name="ch5" table:cell-range-address="Arkusz1.A24:Arkusz1.B123 Arkusz1.B23:Arkusz1.B23" chart:data-source-has-labels="row" svg:x="1.331cm" svg:y="2.138cm" svg:width="12.37cm" svg:height="5.701cm">
          <chart:coordinate-region svg:x="2.508cm" svg:y="2.337cm" svg:width="10.913cm" svg:height="4.855cm"/>
          <chart:axis chart:dimension="x" chart:name="primary-x" chart:style-name="ch6">
            <chart:title svg:x="6.943cm" svg:y="8.019cm" chart:style-name="ch7">
              <text:p>%m Pb</text:p>
            </chart:title>
          </chart:axis>
          <chart:axis chart:dimension="y" chart:name="primary-y" chart:style-name="ch8">
            <chart:title svg:x="0.451cm" svg:y="5.363cm" chart:style-name="ch9">
              <text:p>N(n)</text:p>
            </chart:title>
            <chart:grid chart:style-name="ch10" chart:class="major"/>
          </chart:axis>
          <chart:series chart:style-name="ch11" chart:values-cell-range-address="Arkusz1.B24:Arkusz1.B123" chart:label-cell-address="Arkusz1.B23:Arkusz1.B23" chart:class="chart:scatter">
            <chart:domain table:cell-range-address="Arkusz1.A24:Arkusz1.A123"/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(n)</text:p>
                <draw:g>
                  <svg:desc>Arkusz1.B23:Arkusz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A24:Arkusz1.A123</svg:desc>
                </draw:g>
              </table:table-cell>
              <table:table-cell office:value-type="float" office:value="13002">
                <text:p>13002</text:p>
                <draw:g>
                  <svg:desc>Arkusz1.B24:Arkusz1.B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611">
                <text:p>13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283">
                <text:p>13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347">
                <text:p>13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236">
                <text:p>13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584">
                <text:p>13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455">
                <text:p>13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359">
                <text:p>13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512">
                <text:p>13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438">
                <text:p>13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296">
                <text:p>13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246">
                <text:p>13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507">
                <text:p>13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593">
                <text:p>13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599">
                <text:p>13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127">
                <text:p>13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986">
                <text:p>129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296">
                <text:p>132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784">
                <text:p>13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3766">
                <text:p>13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3833">
                <text:p>13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767">
                <text:p>13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790">
                <text:p>137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753">
                <text:p>13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758">
                <text:p>137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766">
                <text:p>13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778">
                <text:p>13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616">
                <text:p>136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765">
                <text:p>137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768">
                <text:p>13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3863">
                <text:p>138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789">
                <text:p>137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241">
                <text:p>132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3768">
                <text:p>137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766">
                <text:p>137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763">
                <text:p>13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3784">
                <text:p>137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3747">
                <text:p>137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3767">
                <text:p>137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3765">
                <text:p>137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628">
                <text:p>13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3779">
                <text:p>137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3795">
                <text:p>137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3795">
                <text:p>137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789">
                <text:p>137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3766">
                <text:p>137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929">
                <text:p>139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221">
                <text:p>142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3952">
                <text:p>139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3946">
                <text:p>139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200">
                <text:p>142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220">
                <text:p>142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166">
                <text:p>14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190">
                <text:p>141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826">
                <text:p>138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211">
                <text:p>142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4064">
                <text:p>140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3931">
                <text:p>139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903">
                <text:p>139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940">
                <text:p>139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964">
                <text:p>139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220">
                <text:p>142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231">
                <text:p>14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940">
                <text:p>139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976">
                <text:p>139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098">
                <text:p>140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946">
                <text:p>13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187">
                <text:p>141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3918">
                <text:p>13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220">
                <text:p>142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227">
                <text:p>142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301">
                <text:p>143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154">
                <text:p>141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372">
                <text:p>143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134">
                <text:p>141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4433">
                <text:p>144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4303">
                <text:p>143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439">
                <text:p>144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4436">
                <text:p>14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4122">
                <text:p>141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4430">
                <text:p>144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4424">
                <text:p>144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144">
                <text:p>14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143">
                <text:p>141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391">
                <text:p>143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191">
                <text:p>141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4189">
                <text:p>141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4356">
                <text:p>14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4445">
                <text:p>144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4153">
                <text:p>141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4436">
                <text:p>144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4418">
                <text:p>144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4146">
                <text:p>141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4098">
                <text:p>140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427">
                <text:p>144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447">
                <text:p>144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